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8968" calcext:value-type="float">
            <text:p>54.9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9048" calcext:value-type="float">
            <text:p>51.8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6106</text:p>
          </table:table-cell>
          <table:table-cell office:value-type="string" calcext:value-type="string">
            <text:p>Tulia Quad</text:p>
          </table:table-cell>
          <table:table-cell office:value-type="string" calcext:value-type="string">
            <text:p>197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